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paragraph-properties fo:margin-left="-1.251cm" fo:margin-right="0cm" fo:text-indent="0cm" style:auto-text-indent="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list-style-name="L1"/>
    <style:style style:name="P3" style:family="paragraph" style:parent-style-name="Standard" style:list-style-name="L1">
      <style:text-properties style:use-window-font-color="true" fo:font-size="12pt" fo:language="fr" fo:country="FR" style:font-name-asian="Times New Roman" style:font-size-asian="12pt" style:language-asian="fr" style:country-asian="FR" style:font-name-complex="Times New Roman" style:font-size-complex="12pt" style:language-complex="fr" style:country-complex="FR"/>
    </style:style>
    <style:style style:name="P4" style:family="paragraph" style:parent-style-name="Standard">
      <style:paragraph-properties fo:break-before="pag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fo:break-before="page"/>
      <style:text-properties style:use-window-font-color="true" fo:font-size="10pt" fo:language="fr" fo:country="FR" style:font-name-asian="Times New Roman" style:font-size-asian="10pt" style:language-asian="fr" style:country-asian="FR" style:font-name-complex="Times New Roman" style:font-size-complex="10pt" style:language-complex="fr" style:country-complex="FR"/>
    </style:style>
    <style:style style:name="P7" style:family="paragraph" style:parent-style-name="Standard">
      <style:paragraph-properties fo:text-align="justify" style:justify-single-word="false"/>
      <style:text-properties style:use-window-font-color="true" fo:font-size="12pt" fo:language="fr" fo:country="FR" style:font-name-asian="Times New Roman" style:font-size-asian="12pt" style:language-asian="fr" style:country-asian="FR" style:font-name-complex="Times New Roman" style:font-size-complex="12pt" style:language-complex="fr" style:country-complex="FR"/>
    </style:style>
    <style:style style:name="P8" style:family="paragraph" style:parent-style-name="Standard">
      <style:paragraph-properties fo:margin-left="0cm" fo:margin-right="0cm" fo:text-align="justify" style:justify-single-word="false" fo:text-indent="1.249cm" style:auto-text-indent="false"/>
      <style:text-properties style:use-window-font-color="true" fo:font-size="12pt" fo:language="fr" fo:country="FR" style:font-name-asian="Times New Roman" style:font-size-asian="12pt" style:language-asian="fr" style:country-asian="FR" style:font-name-complex="Times New Roman" style:font-size-complex="12pt" style:language-complex="fr" style:country-complex="FR"/>
    </style:style>
    <style:style style:name="P9" style:family="paragraph" style:parent-style-name="Standard">
      <style:paragraph-properties fo:text-align="justify" style:justify-single-word="false" fo:break-before="page"/>
      <style:text-properties style:use-window-font-color="true" fo:font-size="14pt" fo:language="fr" fo:country="FR" style:text-underline-style="solid" style:text-underline-width="auto" style:text-underline-color="font-color" fo:font-weight="bold" style:font-name-asian="Times New Roman" style:font-size-asian="14pt" style:language-asian="fr" style:country-asian="FR" style:font-weight-asian="bold" style:font-name-complex="Times New Roman" style:font-size-complex="14pt" style:language-complex="fr" style:country-complex="FR" style:font-weight-complex="bold"/>
    </style:style>
    <style:style style:name="P10" style:family="paragraph" style:parent-style-name="Standard">
      <style:paragraph-properties fo:text-align="justify" style:justify-single-word="false"/>
      <style:text-properties style:use-window-font-color="true" fo:font-size="10pt" fo:language="fr" fo:country="FR" style:font-name-asian="Times New Roman" style:font-size-asian="10pt" style:language-asian="fr" style:country-asian="FR" style:font-name-complex="Times New Roman" style:font-size-complex="10pt" style:language-complex="fr" style:country-complex="FR"/>
    </style:style>
    <style:style style:name="T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header>
          <text:p text:style-name="P1">QUESTIONS DE COURS (6 pts)</text:p>
        </text:list-header>
      </text:list>
      <text:p text:style-name="Standard"/>
      <text:list text:style-name="L1" text:continue-numbering="true">
        <text:list-item>
          <text:p text:style-name="P2">Définir la Sûreté de fonctionnement.</text:p>
        </text:list-item>
        <text:list-item>
          <text:p text:style-name="P2">Définition de l'analyse fonctionnelle et de ses objectifs.</text:p>
        </text:list-item>
        <text:list-item>
          <text:p text:style-name="P3">Définir la méthode AMDEC et donner ses 3 grands domaines d'application.</text:p>
        </text:list-item>
        <text:list-item>
          <text:p text:style-name="P3">Quelles sont les colonnes à renseigner dans une AMDEC standard ?</text:p>
        </text:list-item>
        <text:list-item>
          <text:p text:style-name="P3">Donner les étapes importantes de la démarche employée lors de sa mise en œuvre ?</text:p>
        </text:list-item>
        <text:list-item>
          <text:p text:style-name="P3">Qu’est ce qui différencie l’AMDEC de l’arbre des défaillances ?</text:p>
        </text:list-item>
        <text:list-item>
          <text:p text:style-name="P3">Citer quelques ratios intéressants permettant de mesurer l'importance d'un équipement, l'impact d'une politique de maintenance</text:p>
        </text:list-item>
        <text:list-item>
          <text:p text:style-name="P3">Citer les étapes importantes de la mise en place d'une politique de maintenance.</text:p>
        </text:list-item>
      </text:list>
      <text:p text:style-name="Standard"/>
      <text:p text:style-name="P4"><text:span text:style-name="T1">Analyse Fonctionnelle (6 pts)</text:span></text:p>
      <text:p text:style-name="Standard"><text:span text:style-name="T1"/></text:p>
      <text:p text:style-name="Standard"><text:span text:style-name="T2">FONCTION D'USAGE</text:span> : L'appareil doit permettre d'éliminer les salissures d'une vaisselle de collectivité de façon qu'elle ne présente ni risque microbiologique ni risque toxicologique, qu'elle retrouve son aspect esthétique et qu'elle soit prête à l'utilisation.</text:p>
      <text:p text:style-name="Standard"/>
      <text:p text:style-name="P5">ETUDE DU PROCESSUS DU LAVAGE DE LA VAISSELLE.</text:p>
      <text:p text:style-name="Standard"/>
      <text:p text:style-name="Standard">Aqui cela rend-il service ?</text:p>
      <text:p text:style-name="Standard">Sur quoi cela agit-il ?</text:p>
      <text:p text:style-name="Standard">Dans quel but ?</text:p>
      <text:p text:style-name="Standard">Pourquoi ce but ?</text:p>
      <text:p text:style-name="Standard">Cause ? </text:p>
      <text:p text:style-name="Standard">Ce processus peut-il disparaître ou évoluer ?</text:p>
      <text:p text:style-name="Standard"/>
      <text:p text:style-name="Standard">Quelles sont les situations de vie de ce processus ?</text:p>
      <text:p text:style-name="Standard"/>
      <text:p text:style-name="Standard">Choisir la situation de vie (la plus importante), et, à partir d'une analyse externe, déterminer les fonctions principales et de contraintes.</text:p>
      <text:p text:style-name="Standard"/>
      <text:p text:style-name="Standard"/>
      <text:p text:style-name="Standard"/>
      <text:p text:style-name="P6"><text:span text:style-name="T1">AMDEC ET Maintenance Préventive (6 pts)</text:span></text:p>
      <text:p text:style-name="P7">Pour un véhicule, on distinguera 3 fonctions principales pour lesquelles nous avons lié des éléments (pièces ou des sous fonctions)</text:p>
      <text:p text:style-name="P7"/>
      <text:p text:style-name="P7">Motorisation</text:p>
      <text:p text:style-name="P7"><text:tab/>Huile</text:p>
      <text:p text:style-name="P7"><text:tab/>Compression (étincelle)</text:p>
      <text:p text:style-name="P7"><text:tab/>Essence</text:p>
      <text:p text:style-name="P7">Freinage</text:p>
      <text:p text:style-name="P7"><text:tab/>Plaquettes</text:p>
      <text:p text:style-name="P7"><text:tab/>Disques</text:p>
      <text:p text:style-name="P7"><text:tab/>Flexibles</text:p>
      <text:p text:style-name="P7"><text:tab/>Câble électrique (détection usure)</text:p>
      <text:p text:style-name="P7">Refroidissement</text:p>
      <text:p text:style-name="P7"><text:tab/>Liquide de refroidissement</text:p>
      <text:p text:style-name="P7"><text:tab/>Pression eau (pompe à eau)</text:p>
      <text:p text:style-name="P7"><text:tab/>Sonde de température</text:p>
      <text:p text:style-name="P7"><text:tab/>Capteur de niveau</text:p>
      <text:p text:style-name="P8">Ventilateur</text:p>
      <text:p text:style-name="P7"><text:tab/>Durites</text:p>
      <text:p text:style-name="P7"/>
      <text:p text:style-name="P7">A. Réaliser l'AMDEC du véhicule avec les éléments fournis ci-dessus.</text:p>
      <text:p text:style-name="P7">B. Malgré le nombre limité d’organes, inspirez vous de la méthode pour réaliser un plan de maintenance préventive avec les éléments fournis (vous fixerez avec un peu de bon sens des périodicités adaptées à l’utilisation d’un véhicule). </text:p>
      <text:p text:style-name="P9">ETUDE DE FIABILITE (6 pts)</text:p>
      <text:p text:style-name="P7"/>
      <text:p text:style-name="P7">Un système de pompage comporte 3 lignes composées d'une pompe est d'une vanne. Le système de pompage alimente un réservoir R. L'alimentation électrique en cas d'absence du secteur est assurée par un groupe électrogène. Chaque ligne de pompage est capable d'assurer un débit D.</text:p>
      <text:p text:style-name="P7"/>
      <text:p text:style-name="P7">Les taux de défaillance sont tous identiques.</text:p>
      <text:p text:style-name="P7"/>
      <text:p text:style-name="P7">La demande de la station de pompage est de 2D. Etablir le diagramme de fiabilité, les coupes minimales. Calculer la probabilité de défaillance.</text:p>
      <text:p text:style-name="P7"/>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9.631cm" style:type="center"/>
          <style:tab-stop style:position="16.999cm" style:type="right"/>
        </style:tab-stops>
      </style:paragraph-properties>
    </style:style>
    <style:style style:name="T1" style:family="text">
      <style:text-properties fo:font-size="14pt" fo:font-weight="bold" style:font-size-asian="14pt" style:font-weight-asian="bold" style:font-size-complex="14pt" style:font-weight-complex="bold"/>
    </style:style>
    <style:style style:name="T2" style:family="text">
      <style:text-properties style:text-underline-style="solid" style:text-underline-width="auto" style:text-underline-color="font-color" fo:font-weight="bold" style:font-weight-asian="bold" style:font-weight-complex="bol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pm1">
      <style:header>
        <text:p text:style-name="P1"><text:span text:style-name="T1">IUT EPINAL Département GIM</text:span><text:tab/><text:span text:style-name="T2">Module A.D.E</text:span><text:tab/>Evaluation finale</text:p>
        <text:p text:style-name="Header">Durée : 1h50 mn (Sans Documents)<text:tab/><text:tab/>17/01/2007</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initial-creator>Franck OURION</meta:initial-creator>
    <meta:creation-date>2007-01-15T14:39:50</meta:creation-date>
    <dc:creator>Franck OURION</dc:creator>
    <dc:date>2007-01-16T19:21:55</dc:date>
    <meta:printed-by>Franck OURION</meta:printed-by>
    <meta:print-date>2007-01-16T19:09:40</meta:print-date>
    <dc:language>fr-FR</dc:language>
    <meta:editing-cycles>6</meta:editing-cycles>
    <meta:editing-duration>PT2H21M11S</meta:editing-duration>
    <meta:user-defined meta:name="Info 1"/>
    <meta:user-defined meta:name="Info 2"/>
    <meta:user-defined meta:name="Info 3"/>
    <meta:user-defined meta:name="Info 4"/>
    <meta:document-statistic meta:table-count="0" meta:image-count="0" meta:object-count="0" meta:page-count="4" meta:paragraph-count="46" meta:word-count="389" meta:character-count="2580"/>
  </office:meta>
</office:document-meta>
</file>